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0108" officeooo:paragraph-rsid="00180108"/>
    </style:style>
    <style:style style:name="P2" style:family="paragraph" style:parent-style-name="Standard">
      <style:text-properties officeooo:rsid="00189ed0" officeooo:paragraph-rsid="00189ed0"/>
    </style:style>
    <style:style style:name="P3" style:family="paragraph" style:parent-style-name="Standard">
      <style:text-properties officeooo:rsid="001a6594" officeooo:paragraph-rsid="001a6594"/>
    </style:style>
    <style:style style:name="T1" style:family="text">
      <style:text-properties officeooo:rsid="00189ed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GENIERÍA DE SOFTWARE <text:span text:style-name="T1">I</text:span></text:p>
      <text:p text:style-name="P1"/>
      <text:p text:style-name="P2">INDICE</text:p>
      <text:p text:style-name="P2"/>
      <text:p text:style-name="P3">INDICE DE TA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31:56.675762895</meta:creation-date>
    <meta:generator>LibreOffice/6.4.7.2$Linux_X86_64 LibreOffice_project/40$Build-2</meta:generator>
    <dc:date>2021-10-18T12:45:57.132234391</dc:date>
    <meta:editing-duration>PT45S</meta:editing-duration>
    <meta:editing-cycles>3</meta:editing-cycles>
    <meta:document-statistic meta:table-count="0" meta:image-count="0" meta:object-count="0" meta:page-count="1" meta:paragraph-count="3" meta:word-count="8" meta:character-count="45" meta:non-whitespace-character-count="40"/>
  </office:meta>
</office:document-meta>
</file>